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" calcext:value-type="float">
            <text:p>1.00000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8" calcext:value-type="float">
            <text:p>0.99838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7" calcext:value-type="float">
            <text:p>0.99417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25" calcext:value-type="float">
            <text:p>0.98825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75" calcext:value-type="float">
            <text:p>0.98075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11" calcext:value-type="float">
            <text:p>0.97111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84" calcext:value-type="float">
            <text:p>0.95884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89" calcext:value-type="float">
            <text:p>0.94389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39" calcext:value-type="float">
            <text:p>0.92639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641" calcext:value-type="float">
            <text:p>0.90641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406" calcext:value-type="float">
            <text:p>0.88406</text:p>
          </table:table-cell>
          <table:table-cell office:value-type="float" office:value="0.05427" calcext:value-type="float">
            <text:p>0.05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47" calcext:value-type="float">
            <text:p>0.85947</text:p>
          </table:table-cell>
          <table:table-cell office:value-type="float" office:value="0.06089" calcext:value-type="float">
            <text:p>0.06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277" calcext:value-type="float">
            <text:p>0.83277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412" calcext:value-type="float">
            <text:p>0.80412</text:p>
          </table:table-cell>
          <table:table-cell office:value-type="float" office:value="0.07402" calcext:value-type="float">
            <text:p>0.0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369" calcext:value-type="float">
            <text:p>0.77369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166" calcext:value-type="float">
            <text:p>0.74166</text:p>
          </table:table-cell>
          <table:table-cell office:value-type="float" office:value="0.08671" calcext:value-type="float">
            <text:p>0.0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823" calcext:value-type="float">
            <text:p>0.70823</text:p>
          </table:table-cell>
          <table:table-cell office:value-type="float" office:value="0.09277" calcext:value-type="float">
            <text:p>0.09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36" calcext:value-type="float">
            <text:p>0.67360</text:p>
          </table:table-cell>
          <table:table-cell office:value-type="float" office:value="0.09859" calcext:value-type="float">
            <text:p>0.09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798" calcext:value-type="float">
            <text:p>0.63798</text:p>
          </table:table-cell>
          <table:table-cell office:value-type="float" office:value="0.10412" calcext:value-type="float">
            <text:p>0.1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58" calcext:value-type="float">
            <text:p>0.60158</text:p>
          </table:table-cell>
          <table:table-cell office:value-type="float" office:value="0.10935" calcext:value-type="float">
            <text:p>0.1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65" calcext:value-type="float">
            <text:p>0.56465</text:p>
          </table:table-cell>
          <table:table-cell office:value-type="float" office:value="0.11425" calcext:value-type="float">
            <text:p>0.1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744" calcext:value-type="float">
            <text:p>0.52744</text:p>
          </table:table-cell>
          <table:table-cell office:value-type="float" office:value="0.11881" calcext:value-type="float">
            <text:p>0.1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25" calcext:value-type="float">
            <text:p>0.49025</text:p>
          </table:table-cell>
          <table:table-cell office:value-type="float" office:value="0.12303" calcext:value-type="float">
            <text:p>0.1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34" calcext:value-type="float">
            <text:p>0.45340</text:p>
          </table:table-cell>
          <table:table-cell office:value-type="float" office:value="0.12683" calcext:value-type="float">
            <text:p>0.1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21" calcext:value-type="float">
            <text:p>0.41721</text:p>
          </table:table-cell>
          <table:table-cell office:value-type="float" office:value="0.13011" calcext:value-type="float">
            <text:p>0.1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193" calcext:value-type="float">
            <text:p>0.38193</text:p>
          </table:table-cell>
          <table:table-cell office:value-type="float" office:value="0.13271" calcext:value-type="float">
            <text:p>0.1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777" calcext:value-type="float">
            <text:p>0.34777</text:p>
          </table:table-cell>
          <table:table-cell office:value-type="float" office:value="0.13447" calcext:value-type="float">
            <text:p>0.13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488" calcext:value-type="float">
            <text:p>0.31488</text:p>
          </table:table-cell>
          <table:table-cell office:value-type="float" office:value="0.13526" calcext:value-type="float">
            <text:p>0.1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347" calcext:value-type="float">
            <text:p>0.28347</text:p>
          </table:table-cell>
          <table:table-cell office:value-type="float" office:value="0.13505" calcext:value-type="float">
            <text:p>0.13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7" calcext:value-type="float">
            <text:p>0.25370</text:p>
          </table:table-cell>
          <table:table-cell office:value-type="float" office:value="0.13346" calcext:value-type="float">
            <text:p>0.1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41" calcext:value-type="float">
            <text:p>0.22541</text:p>
          </table:table-cell>
          <table:table-cell office:value-type="float" office:value="0.13037" calcext:value-type="float">
            <text:p>0.1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46" calcext:value-type="float">
            <text:p>0.19846</text:p>
          </table:table-cell>
          <table:table-cell office:value-type="float" office:value="0.12594" calcext:value-type="float">
            <text:p>0.1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86" calcext:value-type="float">
            <text:p>0.17286</text:p>
          </table:table-cell>
          <table:table-cell office:value-type="float" office:value="0.12026" calcext:value-type="float">
            <text:p>0.1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63" calcext:value-type="float">
            <text:p>0.14863</text:p>
          </table:table-cell>
          <table:table-cell office:value-type="float" office:value="0.11355" calcext:value-type="float">
            <text:p>0.1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91" calcext:value-type="float">
            <text:p>0.12591</text:p>
          </table:table-cell>
          <table:table-cell office:value-type="float" office:value="0.10598" calcext:value-type="float">
            <text:p>0.1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82" calcext:value-type="float">
            <text:p>0.10482</text:p>
          </table:table-cell>
          <table:table-cell office:value-type="float" office:value="0.0977" calcext:value-type="float">
            <text:p>0.09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45" calcext:value-type="float">
            <text:p>0.08545</text:p>
          </table:table-cell>
          <table:table-cell office:value-type="float" office:value="0.08879" calcext:value-type="float">
            <text:p>0.0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89" calcext:value-type="float">
            <text:p>0.06789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23" calcext:value-type="float">
            <text:p>0.05223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55" calcext:value-type="float">
            <text:p>0.03855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94" calcext:value-type="float">
            <text:p>0.02694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55" calcext:value-type="float">
            <text:p>0.01755</text:p>
          </table:table-cell>
          <table:table-cell office:value-type="float" office:value="0.03961" calcext:value-type="float">
            <text:p>0.03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28" calcext:value-type="float">
            <text:p>0.01028</text:p>
          </table:table-cell>
          <table:table-cell office:value-type="float" office:value="0.02954" calcext:value-type="float">
            <text:p>0.0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5" calcext:value-type="float">
            <text:p>0.00495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5" calcext:value-type="float">
            <text:p>0.00155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4" calcext:value-type="float">
            <text:p>0.00044</text:p>
          </table:table-cell>
          <table:table-cell office:value-type="float" office:value="-0.00561" calcext:value-type="float">
            <text:p>-0.0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4" calcext:value-type="float">
            <text:p>0.00264</text:p>
          </table:table-cell>
          <table:table-cell office:value-type="float" office:value="-0.0112" calcext:value-type="float">
            <text:p>-0.0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9" calcext:value-type="float">
            <text:p>0.00789</text:p>
          </table:table-cell>
          <table:table-cell office:value-type="float" office:value="-0.01427" calcext:value-type="float">
            <text:p>-0.0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18" calcext:value-type="float">
            <text:p>0.01718</text:p>
          </table:table-cell>
          <table:table-cell office:value-type="float" office:value="-0.0155" calcext:value-type="float">
            <text:p>-0.0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" calcext:value-type="float">
            <text:p>0.03006</text:p>
          </table:table-cell>
          <table:table-cell office:value-type="float" office:value="-0.01584" calcext:value-type="float">
            <text:p>-0.0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27" calcext:value-type="float">
            <text:p>0.04627</text:p>
          </table:table-cell>
          <table:table-cell office:value-type="float" office:value="-0.01532" calcext:value-type="float">
            <text:p>-0.0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61" calcext:value-type="float">
            <text:p>0.06561</text:p>
          </table:table-cell>
          <table:table-cell office:value-type="float" office:value="-0.01404" calcext:value-type="float">
            <text:p>-0.0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87" calcext:value-type="float">
            <text:p>0.08787</text:p>
          </table:table-cell>
          <table:table-cell office:value-type="float" office:value="-0.01202" calcext:value-type="float">
            <text:p>-0.0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82" calcext:value-type="float">
            <text:p>0.11282</text:p>
          </table:table-cell>
          <table:table-cell office:value-type="float" office:value="-0.00925" calcext:value-type="float">
            <text:p>-0.0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2" calcext:value-type="float">
            <text:p>0.14020</text:p>
          </table:table-cell>
          <table:table-cell office:value-type="float" office:value="-0.00563" calcext:value-type="float">
            <text:p>-0.0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06" calcext:value-type="float">
            <text:p>0.1700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78" calcext:value-type="float">
            <text:p>0.20278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84" calcext:value-type="float">
            <text:p>0.23840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73" calcext:value-type="float">
            <text:p>0.27673</text:p>
          </table:table-cell>
          <table:table-cell office:value-type="float" office:value="0.01928" calcext:value-type="float">
            <text:p>0.0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5" calcext:value-type="float">
            <text:p>0.31750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44" calcext:value-type="float">
            <text:p>0.36044</text:p>
          </table:table-cell>
          <table:table-cell office:value-type="float" office:value="0.03358" calcext:value-type="float">
            <text:p>0.0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19" calcext:value-type="float">
            <text:p>0.40519</text:p>
          </table:table-cell>
          <table:table-cell office:value-type="float" office:value="0.04021" calcext:value-type="float">
            <text:p>0.0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39" calcext:value-type="float">
            <text:p>0.45139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6" calcext:value-type="float">
            <text:p>0.49860</text:p>
          </table:table-cell>
          <table:table-cell office:value-type="float" office:value="0.05129" calcext:value-type="float">
            <text:p>0.05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39" calcext:value-type="float">
            <text:p>0.54639</text:p>
          </table:table-cell>
          <table:table-cell office:value-type="float" office:value="0.05534" calcext:value-type="float">
            <text:p>0.05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28" calcext:value-type="float">
            <text:p>0.59428</text:p>
          </table:table-cell>
          <table:table-cell office:value-type="float" office:value="0.0582" calcext:value-type="float">
            <text:p>0.05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176" calcext:value-type="float">
            <text:p>0.64176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832" calcext:value-type="float">
            <text:p>0.68832</text:p>
          </table:table-cell>
          <table:table-cell office:value-type="float" office:value="0.05994" calcext:value-type="float">
            <text:p>0.05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344" calcext:value-type="float">
            <text:p>0.73344</text:p>
          </table:table-cell>
          <table:table-cell office:value-type="float" office:value="0.05872" calcext:value-type="float">
            <text:p>0.05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6" calcext:value-type="float">
            <text:p>0.77660</text:p>
          </table:table-cell>
          <table:table-cell office:value-type="float" office:value="0.05612" calcext:value-type="float">
            <text:p>0.05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729" calcext:value-type="float">
            <text:p>0.81729</text:p>
          </table:table-cell>
          <table:table-cell office:value-type="float" office:value="0.05219" calcext:value-type="float">
            <text:p>0.05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5" calcext:value-type="float">
            <text:p>0.85500</text:p>
          </table:table-cell>
          <table:table-cell office:value-type="float" office:value="0.04706" calcext:value-type="float">
            <text:p>0.04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28" calcext:value-type="float">
            <text:p>0.88928</text:p>
          </table:table-cell>
          <table:table-cell office:value-type="float" office:value="0.04088" calcext:value-type="float">
            <text:p>0.04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66" calcext:value-type="float">
            <text:p>0.9196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73" calcext:value-type="float">
            <text:p>0.94573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93" calcext:value-type="float">
            <text:p>0.96693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55" calcext:value-type="float">
            <text:p>0.98255</text:p>
          </table:table-cell>
          <table:table-cell office:value-type="float" office:value="0.0106" calcext:value-type="float">
            <text:p>0.0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68" calcext:value-type="float">
            <text:p>0.99268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25" calcext:value-type="float">
            <text:p>0.99825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.00000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9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2:41:30.607000000</meta:creation-date>
    <dc:date>2019-09-11T12:45:22.609000000</dc:date>
    <meta:editing-duration>PT3M56S</meta:editing-duration>
    <meta:editing-cycles>1</meta:editing-cycles>
    <meta:document-statistic meta:table-count="1" meta:cell-count="243" meta:object-count="0"/>
    <meta:generator>LibreOffice/5.2.7.2$Windows_x86 LibreOffice_project/2b7f1e640c46ceb28adf43ee075a6e8b8439ed10</meta:generator>
  </office:meta>
</office:document-meta>
</file>